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start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363049147234103825" text:style-name="L1">
        <text:list-item>
          <text:p text:style-name="P1">A method has been developed to assess the impact of a wheel on waterlogged forest soil.</text:p>
        </text:list-item>
        <text:list-item>
          <text:p text:style-name="P1">The form of the transverse loading diagram has a significant effect on the degree of the stress state of the soil.</text:p>
        </text:list-item>
        <text:list-item>
          <text:p text:style-name="P1">Tires with reduced internal air pressure have the least impact on the ground.</text:p>
        </text:list-item>
        <text:list-item>
          <text:p text:style-name="P1">An application has been developed to assess the degree of soil compaction and the intensity of rutting during the operation of a forest machin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gor Ratnere</meta:initial-creator>
    <meta:creation-date>2021-06-12T18:25:36</meta:creation-date>
    <meta:document-statistic meta:table-count="0" meta:image-count="0" meta:object-count="0" meta:page-count="1" meta:paragraph-count="4" meta:word-count="78" meta:character-count="426"/>
    <dc:date>2021-06-12T18:27:05</dc:date>
    <dc:creator>Igor Ratnere</dc:creator>
    <meta:editing-duration>PT1M30S</meta:editing-duration>
    <meta:editing-cycles>1</meta:editing-cycles>
    <meta:generator>OpenOffice/4.1.10$Unix OpenOffice.org_project/4110m2$Build-9807</meta:generator>
  </office:meta>
</office:document-meta>
</file>